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4.65cm" fo:min-width="7.4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5cm" svg:x="2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4cm" svg:height="0.962cm" svg:x="0.96cm" svg:y="7.238cm">
          <draw:text-box>
            <text:p>xmin</text:p>
          </draw:text-box>
        </draw:frame>
        <draw:frame draw:style-name="gr2" draw:text-style-name="P2" draw:layer="layout" svg:width="1.84cm" svg:height="0.962cm" svg:x="0.06cm" svg:y="6.4cm">
          <draw:text-box>
            <text:p>ymin</text:p>
          </draw:text-box>
        </draw:frame>
        <draw:frame draw:style-name="gr2" draw:text-style-name="P2" draw:layer="layout" svg:width="2.018cm" svg:height="0.962cm" svg:x="9.16cm" svg:y="7.2cm">
          <draw:text-box>
            <text:p>xmax</text:p>
          </draw:text-box>
        </draw:frame>
        <draw:frame draw:style-name="gr2" draw:text-style-name="P2" draw:layer="layout" svg:width="2.018cm" svg:height="0.962cm" svg:x="-0.018cm" svg:y="1.438cm">
          <draw:text-box>
            <text:p>yma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09:41:57.036000000</meta:creation-date>
    <meta:generator>LibreOffice/5.1.5.2$Windows_x86 LibreOffice_project/7a864d8825610a8c07cfc3bc01dd4fce6a9447e5</meta:generator>
    <dc:date>2022-02-18T12:15:52.213000000</dc:date>
    <meta:editing-duration>PT1H14M36S</meta:editing-duration>
    <meta:editing-cycles>10</meta:editing-cycles>
    <meta:document-statistic meta:object-count="5"/>
  </office:meta>
</office:document-meta>
</file>